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D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6*"/>
    </style:style>
    <style:style style:name="Table3.B" style:family="table-column">
      <style:table-column-properties style:column-width="3.401cm" style:rel-column-width="13107*"/>
    </style:style>
    <style:style style:name="Table3.E" style:family="table-column">
      <style:table-column-properties style:column-width="3.401cm" style:rel-column-width="1310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1*"/>
    </style:style>
    <style:style style:name="Table2.B" style:family="table-column">
      <style:table-column-properties style:column-width="2.833cm" style:rel-column-width="10923*"/>
    </style:style>
    <style:style style:name="Table2.C" style:family="table-column">
      <style:table-column-properties style:column-width="2.833cm" style:rel-column-width="10922*"/>
    </style:style>
    <style:style style:name="Table2.E" style:family="table-column">
      <style:table-column-properties style:column-width="2.835cm" style:rel-column-width="1092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6*"/>
    </style:style>
    <style:style style:name="Table4.B" style:family="table-column">
      <style:table-column-properties style:column-width="3.401cm" style:rel-column-width="13107*"/>
    </style:style>
    <style:style style:name="Table4.E" style:family="table-column">
      <style:table-column-properties style:column-width="3.401cm" style:rel-column-width="1310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0*"/>
    </style:style>
    <style:style style:name="Table5.B" style:family="table-column">
      <style:table-column-properties style:column-width="3.764cm" style:rel-column-width="14510*"/>
    </style:style>
    <style:style style:name="Table5.C" style:family="table-column">
      <style:table-column-properties style:column-width="3.51cm" style:rel-column-width="13531*"/>
    </style:style>
    <style:style style:name="Table5.D" style:family="table-column">
      <style:table-column-properties style:column-width="2.787cm" style:rel-column-width="10743*"/>
    </style:style>
    <style:style style:name="Table5.E" style:family="table-column">
      <style:table-column-properties style:column-width="2.91cm" style:rel-column-width="11219*"/>
    </style:style>
    <style:style style:name="Table5.F" style:family="table-column">
      <style:table-column-properties style:column-width="1.196cm" style:rel-column-width="461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9cm" style:rel-column-width="13106*"/>
    </style:style>
    <style:style style:name="Table6.B" style:family="table-column">
      <style:table-column-properties style:column-width="3.401cm" style:rel-column-width="13107*"/>
    </style:style>
    <style:style style:name="Table6.E" style:family="table-column">
      <style:table-column-properties style:column-width="3.401cm" style:rel-column-width="1310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1f37" style:font-name-asian="Liberation Serif1" style:font-style-asian="normal" style:font-weight-asian="normal" style:font-name-complex="Liberation Serif1" style:font-style-complex="normal" style:font-weight-complex="normal"/>
    </style:style>
    <style:style style:name="P3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d8b3" style:font-name-asian="Liberation Serif1" style:font-style-asian="normal" style:font-weight-asian="normal" style:font-name-complex="Liberation Serif1" style:font-style-complex="normal" style:font-weight-complex="normal"/>
    </style:style>
    <style:style style:name="P4" style:family="paragraph" style:parent-style-name="Text_20_body">
      <style:paragraph-properties fo:line-height="150%"/>
      <style:text-properties style:font-name="Liberation Serif1" fo:font-style="normal" fo:font-weight="normal" officeooo:rsid="00406a9e" officeooo:paragraph-rsid="0036d8b3" style:font-name-asian="Liberation Serif1" style:font-style-asian="normal" style:font-weight-asian="normal" style:font-name-complex="Liberation Serif1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36c777f" officeooo:paragraph-rsid="0036d8b3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Liberation Serif1" fo:font-style="normal" fo:font-weight="normal" officeooo:rsid="041be12b" officeooo:paragraph-rsid="00361f37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41be12b" officeooo:paragraph-rsid="0036d8b3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erif1" fo:font-style="normal" fo:font-weight="normal" officeooo:rsid="0036d8b3" officeooo:paragraph-rsid="0036d8b3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361f37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text-properties officeooo:paragraph-rsid="00361f37"/>
    </style:style>
    <style:style style:name="P12" style:family="paragraph" style:parent-style-name="Standard">
      <style:paragraph-properties fo:line-height="150%"/>
      <style:text-properties style:font-name="Liberation Serif1" fo:font-style="normal" fo:font-weight="normal" officeooo:rsid="036c777f" officeooo:paragraph-rsid="0036d8b3" style:font-name-asian="Liberation Serif1" style:font-style-asian="normal" style:font-weight-asian="normal" style:font-name-complex="Liberation Serif1" style:font-style-complex="normal" style:font-weight-complex="normal"/>
    </style:style>
    <style:style style:name="P13" style:family="paragraph" style:parent-style-name="Standard">
      <style:text-properties style:font-name="Liberation Serif1" fo:font-style="normal" fo:font-weight="normal" officeooo:rsid="036c777f" officeooo:paragraph-rsid="0036d8b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1" fo:font-style="normal" fo:font-weight="normal" officeooo:rsid="041be12b" officeooo:paragraph-rsid="0036d8b3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style:font-name="Liberation Serif1" officeooo:rsid="0362634e" officeooo:paragraph-rsid="00361f37"/>
    </style:style>
    <style:style style:name="P16" style:family="paragraph" style:parent-style-name="Table_20_Contents">
      <style:text-properties style:font-name="Liberation Serif1" officeooo:rsid="0362634e" officeooo:paragraph-rsid="0036d8b3"/>
    </style:style>
    <style:style style:name="P17" style:family="paragraph" style:parent-style-name="Table_20_Contents">
      <style:text-properties style:font-name="Liberation Serif1" officeooo:rsid="00363939" officeooo:paragraph-rsid="00361f37"/>
    </style:style>
    <style:style style:name="P18" style:family="paragraph" style:parent-style-name="Table_20_Contents">
      <style:text-properties style:font-name="Liberation Serif1" officeooo:rsid="00363939" officeooo:paragraph-rsid="0036d8b3"/>
    </style:style>
    <style:style style:name="P19" style:family="paragraph" style:parent-style-name="Table_20_Contents">
      <style:text-properties style:font-name="Liberation Serif1" officeooo:rsid="0364880b" officeooo:paragraph-rsid="00361f37"/>
    </style:style>
    <style:style style:name="P20" style:family="paragraph" style:parent-style-name="Table_20_Contents">
      <style:text-properties style:font-name="Liberation Serif1" officeooo:rsid="0364880b" officeooo:paragraph-rsid="0036d8b3"/>
    </style:style>
    <style:style style:name="P21" style:family="paragraph" style:parent-style-name="Table_20_Contents">
      <style:text-properties style:font-name="Liberation Serif1" officeooo:rsid="03638a15" officeooo:paragraph-rsid="00361f37"/>
    </style:style>
    <style:style style:name="P22" style:family="paragraph" style:parent-style-name="Table_20_Contents">
      <style:text-properties style:font-name="Liberation Serif1" officeooo:rsid="03638a15" officeooo:paragraph-rsid="0036d8b3"/>
    </style:style>
    <style:style style:name="P23" style:family="paragraph" style:parent-style-name="Table_20_Contents">
      <style:text-properties style:font-name="Liberation Serif1" officeooo:paragraph-rsid="00361f37"/>
    </style:style>
    <style:style style:name="P24" style:family="paragraph" style:parent-style-name="Table_20_Contents">
      <style:text-properties style:font-name="Liberation Serif1" officeooo:rsid="003d5a41" officeooo:paragraph-rsid="0036d8b3"/>
    </style:style>
    <style:style style:name="P25" style:family="paragraph" style:parent-style-name="Table_20_Contents">
      <style:text-properties officeooo:rsid="0362634e" officeooo:paragraph-rsid="00361f37"/>
    </style:style>
    <style:style style:name="P26" style:family="paragraph" style:parent-style-name="Table_20_Contents">
      <style:text-properties officeooo:rsid="0364880b" officeooo:paragraph-rsid="00361f37"/>
    </style:style>
    <style:style style:name="P27" style:family="paragraph" style:parent-style-name="Table_20_Contents">
      <style:text-properties officeooo:rsid="0364880b" officeooo:paragraph-rsid="0036d8b3"/>
    </style:style>
    <style:style style:name="P28" style:family="paragraph" style:parent-style-name="Table_20_Contents">
      <style:text-properties officeooo:paragraph-rsid="00361f37"/>
    </style:style>
    <style:style style:name="P29" style:family="paragraph" style:parent-style-name="Table_20_Contents">
      <style:text-properties style:font-name="Liberation Mono" fo:font-size="11pt" fo:font-style="normal" fo:font-weight="normal" officeooo:rsid="03638a15" officeooo:paragraph-rsid="00361f37" style:font-size-asian="11pt" style:font-style-asian="normal" style:font-weight-asian="normal"/>
    </style:style>
    <style:style style:name="P30" style:family="paragraph" style:parent-style-name="Table_20_Contents">
      <style:text-properties style:font-name="Liberation Mono" fo:font-size="11pt" fo:font-style="normal" fo:font-weight="normal" officeooo:rsid="03638a15" officeooo:paragraph-rsid="0036d8b3" style:font-size-asian="11pt" style:font-style-asian="normal" style:font-weight-asian="normal"/>
    </style:style>
    <style:style style:name="P31" style:family="paragraph" style:parent-style-name="Table_20_Contents">
      <style:text-properties style:font-name="Liberation Mono" fo:font-size="11pt" fo:font-style="normal" fo:font-weight="normal" officeooo:rsid="003d5a41" officeooo:paragraph-rsid="0036d8b3" style:font-size-asian="11pt" style:font-style-asian="normal" style:font-weight-asian="normal"/>
    </style:style>
    <style:style style:name="P32" style:family="paragraph" style:parent-style-name="Table_20_Contents">
      <style:paragraph-properties fo:text-align="center" style:justify-single-word="false"/>
      <style:text-properties officeooo:rsid="03d09ae6" officeooo:paragraph-rsid="0036d8b3"/>
    </style:style>
    <style:style style:name="P33" style:family="paragraph" style:parent-style-name="Table_20_Contents">
      <style:paragraph-properties fo:text-align="center" style:justify-single-word="false"/>
      <style:text-properties officeooo:rsid="03d09ae6" officeooo:paragraph-rsid="0037a35c"/>
    </style:style>
    <style:style style:name="P34" style:family="paragraph" style:parent-style-name="Table_20_Contents">
      <style:paragraph-properties fo:text-align="center" style:justify-single-word="false"/>
      <style:text-properties officeooo:rsid="03d125bb" officeooo:paragraph-rsid="0036d8b3"/>
    </style:style>
    <style:style style:name="P35" style:family="paragraph" style:parent-style-name="Table_20_Contents">
      <style:paragraph-properties fo:text-align="center" style:justify-single-word="false"/>
      <style:text-properties officeooo:rsid="03d125bb" officeooo:paragraph-rsid="0037a35c"/>
    </style:style>
    <style:style style:name="P36" style:family="paragraph" style:parent-style-name="Table_20_Contents">
      <style:text-properties officeooo:rsid="03d125bb" officeooo:paragraph-rsid="0036d8b3"/>
    </style:style>
    <style:style style:name="P37" style:family="paragraph" style:parent-style-name="Table_20_Contents">
      <style:text-properties officeooo:rsid="03d125bb" officeooo:paragraph-rsid="0037a35c"/>
    </style:style>
    <style:style style:name="P38" style:family="paragraph" style:parent-style-name="Table_20_Contents">
      <style:text-properties officeooo:rsid="003f8cdf" officeooo:paragraph-rsid="0036d8b3"/>
    </style:style>
    <style:style style:name="P39" style:family="paragraph" style:parent-style-name="Table_20_Contents">
      <style:text-properties officeooo:rsid="003f8cdf" officeooo:paragraph-rsid="0037a35c"/>
    </style:style>
    <style:style style:name="P40" style:family="paragraph" style:parent-style-name="Table_20_Contents">
      <style:text-properties officeooo:paragraph-rsid="0036d8b3"/>
    </style:style>
    <style:style style:name="P41" style:family="paragraph" style:parent-style-name="Table_20_Contents">
      <style:text-properties officeooo:rsid="004a5663" officeooo:paragraph-rsid="0037a35c"/>
    </style:style>
    <style:style style:name="P42" style:family="paragraph" style:parent-style-name="Table_20_Contents">
      <style:text-properties officeooo:paragraph-rsid="0037a35c"/>
    </style:style>
    <style:style style:name="P43" style:family="paragraph" style:parent-style-name="Standard">
      <style:paragraph-properties fo:line-height="150%" fo:text-align="start" style:justify-single-word="false" fo:break-before="page"/>
      <style:text-properties officeooo:paragraph-rsid="0036d8b3"/>
    </style:style>
    <style:style style:name="P44" style:family="paragraph" style:parent-style-name="Standard">
      <style:text-properties style:font-name="Liberation Serif" fo:font-size="11pt" fo:font-style="normal" fo:font-weight="normal" officeooo:rsid="003d5a41" officeooo:paragraph-rsid="00399ed8" style:font-size-asian="11pt" style:font-style-asian="normal" style:font-weight-asian="normal"/>
    </style:style>
    <style:style style:name="P45" style:family="paragraph" style:parent-style-name="Standard">
      <style:text-properties style:font-name="Liberation Serif1" fo:font-style="normal" fo:font-weight="normal" officeooo:rsid="0057d772" officeooo:paragraph-rsid="00399ed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50%" fo:text-align="start" style:justify-single-word="false" fo:break-before="page"/>
      <style:text-properties officeooo:paragraph-rsid="00399ed8"/>
    </style:style>
    <style:style style:name="P47" style:family="paragraph" style:parent-style-name="Text_20_body" style:list-style-name="L9">
      <style:text-properties style:font-name="Liberation Serif1" fo:font-style="normal" fo:font-weight="normal" officeooo:rsid="041be12b" officeooo:paragraph-rsid="00361f37" style:font-style-asian="normal" style:font-weight-asian="normal" style:font-style-complex="normal" style:font-weight-complex="normal"/>
    </style:style>
    <style:style style:name="P48" style:family="paragraph" style:parent-style-name="Text_20_body" style:list-style-name="L10">
      <style:text-properties style:font-name="Liberation Serif1" fo:font-style="normal" fo:font-weight="normal" officeooo:rsid="041be12b" officeooo:paragraph-rsid="0036d8b3" style:font-style-asian="normal" style:font-weight-asian="normal" style:font-style-complex="normal" style:font-weight-complex="normal"/>
    </style:style>
    <style:style style:name="P49" style:family="paragraph" style:parent-style-name="Text_20_body" style:list-style-name="L11">
      <style:text-properties style:font-name="Liberation Serif1" fo:font-style="normal" fo:font-weight="normal" officeooo:rsid="041be12b" officeooo:paragraph-rsid="00399ed8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erif1" fo:font-style="normal" fo:font-weight="normal" officeooo:rsid="041be12b" officeooo:paragraph-rsid="00399ed8" style:font-style-asian="normal" style:font-weight-asian="normal" style:font-style-complex="normal" style:font-weight-complex="normal"/>
    </style:style>
    <style:style style:name="P51" style:family="paragraph" style:parent-style-name="Text_20_body" style:list-style-name="L9">
      <style:text-properties style:font-name="Liberation Serif1" fo:font-style="normal" fo:font-weight="normal" officeooo:rsid="036c777f" officeooo:paragraph-rsid="00361f37" style:font-style-asian="normal" style:font-weight-asian="normal" style:font-style-complex="normal" style:font-weight-complex="normal"/>
    </style:style>
    <style:style style:name="P52" style:family="paragraph" style:parent-style-name="Text_20_body" style:list-style-name="L9">
      <style:text-properties style:font-name="Liberation Serif1" fo:font-style="normal" fo:font-weight="normal" officeooo:rsid="036c777f" officeooo:paragraph-rsid="0036d8b3" style:font-style-asian="normal" style:font-weight-asian="normal" style:font-style-complex="normal" style:font-weight-complex="normal"/>
    </style:style>
    <style:style style:name="P53" style:family="paragraph" style:parent-style-name="Text_20_body" style:list-style-name="L10">
      <style:text-properties style:font-name="Liberation Serif1" fo:font-style="normal" fo:font-weight="normal" officeooo:rsid="036c777f" officeooo:paragraph-rsid="0036d8b3" style:font-style-asian="normal" style:font-weight-asian="normal" style:font-style-complex="normal" style:font-weight-complex="normal"/>
    </style:style>
    <style:style style:name="P54" style:family="paragraph" style:parent-style-name="Text_20_body" style:list-style-name="L10">
      <style:paragraph-properties fo:line-height="150%"/>
      <style:text-properties style:font-name="Liberation Serif1" fo:font-style="normal" fo:font-weight="normal" officeooo:rsid="036c777f" officeooo:paragraph-rsid="0036d8b3" style:font-style-asian="normal" style:font-weight-asian="normal" style:font-style-complex="normal" style:font-weight-complex="normal"/>
    </style:style>
    <style:style style:name="P55" style:family="paragraph" style:parent-style-name="Text_20_body" style:list-style-name="L11">
      <style:paragraph-properties fo:line-height="150%"/>
      <style:text-properties style:font-name="Liberation Serif1" fo:font-style="normal" fo:font-weight="normal" officeooo:rsid="036c777f" officeooo:paragraph-rsid="00399ed8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style:font-name="Liberation Serif1" fo:font-style="normal" fo:font-weight="normal" officeooo:rsid="036c777f" officeooo:paragraph-rsid="00399ed8" style:font-style-asian="normal" style:font-weight-asian="normal" style:font-style-complex="normal" style:font-weight-complex="normal"/>
    </style:style>
    <style:style style:name="P57" style:family="paragraph" style:parent-style-name="Text_20_body" style:list-style-name="L11">
      <style:text-properties style:font-name="Liberation Serif1" fo:font-style="normal" fo:font-weight="normal" officeooo:rsid="036c777f" officeooo:paragraph-rsid="00399ed8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style:font-name="Liberation Serif1" fo:font-style="normal" fo:font-weight="normal" officeooo:rsid="036c777f" officeooo:paragraph-rsid="003b6996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style:font-name="Liberation Serif1" fo:font-style="normal" fo:font-weight="normal" officeooo:rsid="0057d772" officeooo:paragraph-rsid="00399ed8" style:font-style-asian="normal" style:font-weight-asian="normal" style:font-style-complex="normal" style:font-weight-complex="normal"/>
    </style:style>
    <style:style style:name="P60" style:family="paragraph" style:parent-style-name="Text_20_body" style:list-style-name="L10">
      <style:paragraph-properties fo:line-height="150%"/>
      <style:text-properties style:font-name="Liberation Serif1" fo:font-style="normal" fo:font-weight="normal" officeooo:rsid="036c777f" officeooo:paragraph-rsid="0037a35c" style:font-name-asian="Liberation Serif1" style:font-style-asian="normal" style:font-weight-asian="normal" style:font-name-complex="Liberation Serif1" style:font-style-complex="normal" style:font-weight-complex="normal"/>
    </style:style>
    <style:style style:name="P61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d8b3" style:font-name-asian="Liberation Serif1" style:font-style-asian="normal" style:font-weight-asian="normal" style:font-name-complex="Liberation Serif1" style:font-style-complex="normal" style:font-weight-complex="normal"/>
    </style:style>
    <style:style style:name="P62" style:family="paragraph" style:parent-style-name="Text_20_body" style:list-style-name="L11">
      <style:paragraph-properties fo:line-height="150%"/>
      <style:text-properties style:font-name="Liberation Serif1" fo:font-style="normal" fo:font-weight="normal" officeooo:rsid="036c777f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3" style:family="paragraph" style:parent-style-name="Text_20_body" style:list-style-name="L11">
      <style:paragraph-properties fo:line-height="150%"/>
      <style:text-properties style:font-name="Liberation Serif1" fo:font-style="normal" fo:font-weight="normal" officeooo:rsid="005964ae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4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5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6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11">
      <style:paragraph-properties fo:line-height="150%"/>
      <style:text-properties style:font-name="Liberation Serif1" fo:font-style="normal" fo:font-weight="normal" officeooo:rsid="0057d772" officeooo:paragraph-rsid="00399ed8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able_20_Contents">
      <style:text-properties style:font-name="Liberation Serif" officeooo:rsid="0362634e" officeooo:paragraph-rsid="00399ed8"/>
    </style:style>
    <style:style style:name="P69" style:family="paragraph" style:parent-style-name="Table_20_Contents">
      <style:text-properties style:font-name="Liberation Serif" officeooo:rsid="003d5a41" officeooo:paragraph-rsid="00399ed8"/>
    </style:style>
    <style:style style:name="P70" style:family="paragraph" style:parent-style-name="Table_20_Contents">
      <style:text-properties style:font-name="Liberation Serif" fo:font-size="11pt" fo:font-style="normal" fo:font-weight="normal" officeooo:rsid="003d5a41" officeooo:paragraph-rsid="00399ed8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fo:font-size="11pt" fo:font-style="normal" fo:font-weight="normal" officeooo:rsid="03638a15" officeooo:paragraph-rsid="00399ed8" style:font-size-asian="11pt" style:font-style-asian="normal" style:font-weight-asian="normal"/>
    </style:style>
    <style:style style:name="P72" style:family="paragraph" style:parent-style-name="Table_20_Contents">
      <style:text-properties style:font-name="Liberation Serif" fo:font-size="11pt" fo:font-style="normal" fo:font-weight="normal" officeooo:rsid="00503360" officeooo:paragraph-rsid="00399ed8" style:font-size-asian="11pt" style:font-style-asian="normal" style:font-weight-asian="normal"/>
    </style:style>
    <style:style style:name="P73" style:family="paragraph" style:parent-style-name="Table_20_Contents">
      <style:text-properties style:font-name="Liberation Serif" fo:font-size="11pt" fo:font-style="normal" fo:font-weight="normal" officeooo:rsid="0036d282" officeooo:paragraph-rsid="00399ed8" style:font-size-asian="11pt" style:font-style-asian="normal" style:font-weight-asian="normal"/>
    </style:style>
    <style:style style:name="P74" style:family="paragraph" style:parent-style-name="Table_20_Contents">
      <style:text-properties style:font-name="Liberation Serif" officeooo:rsid="0364880b" officeooo:paragraph-rsid="00399ed8"/>
    </style:style>
    <style:style style:name="P75" style:family="paragraph" style:parent-style-name="Table_20_Contents">
      <style:text-properties style:font-name="Liberation Serif" officeooo:rsid="03638a15" officeooo:paragraph-rsid="00399ed8"/>
    </style:style>
    <style:style style:name="P76" style:family="paragraph" style:parent-style-name="Table_20_Contents">
      <style:text-properties style:font-name="Liberation Serif" officeooo:paragraph-rsid="00399ed8"/>
    </style:style>
    <style:style style:name="P77" style:family="paragraph" style:parent-style-name="Table_20_Contents">
      <style:paragraph-properties fo:text-align="center" style:justify-single-word="false"/>
      <style:text-properties officeooo:rsid="03d09ae6" officeooo:paragraph-rsid="00399ed8"/>
    </style:style>
    <style:style style:name="P78" style:family="paragraph" style:parent-style-name="Table_20_Contents">
      <style:paragraph-properties fo:text-align="center" style:justify-single-word="false"/>
      <style:text-properties officeooo:rsid="03d125bb" officeooo:paragraph-rsid="00399ed8"/>
    </style:style>
    <style:style style:name="P79" style:family="paragraph" style:parent-style-name="Table_20_Contents">
      <style:text-properties officeooo:rsid="03d125bb" officeooo:paragraph-rsid="00399ed8"/>
    </style:style>
    <style:style style:name="P80" style:family="paragraph" style:parent-style-name="Table_20_Contents">
      <style:text-properties officeooo:rsid="00541320" officeooo:paragraph-rsid="00399ed8"/>
    </style:style>
    <style:style style:name="P81" style:family="paragraph" style:parent-style-name="Table_20_Contents">
      <style:text-properties officeooo:rsid="00551e89" officeooo:paragraph-rsid="00399ed8"/>
    </style:style>
    <style:style style:name="P82" style:family="paragraph" style:parent-style-name="Table_20_Contents">
      <style:text-properties officeooo:rsid="004a5663" officeooo:paragraph-rsid="00399ed8"/>
    </style:style>
    <style:style style:name="P83" style:family="paragraph" style:parent-style-name="Table_20_Contents">
      <style:text-properties officeooo:paragraph-rsid="00399ed8"/>
    </style:style>
    <style:style style:name="P8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2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3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4b3892" style:font-style-asian="normal" style:font-weight-asian="bold" style:font-style-complex="normal" style:font-weight-complex="bold"/>
    </style:style>
    <style:style style:name="T5" style:family="text">
      <style:text-properties style:font-name="Liberation Serif1" officeooo:rsid="0362634e"/>
    </style:style>
    <style:style style:name="T6" style:family="text">
      <style:text-properties officeooo:rsid="000ae799"/>
    </style:style>
    <style:style style:name="T7" style:family="text">
      <style:text-properties officeooo:rsid="000c47fa"/>
    </style:style>
    <style:style style:name="T8" style:family="text">
      <style:text-properties style:font-name-asian="Liberation Serif1" style:font-name-complex="Liberation Serif1"/>
    </style:style>
    <style:style style:name="T9" style:family="text">
      <style:text-properties officeooo:rsid="04190cf5" style:font-name-asian="Liberation Serif1" style:font-name-complex="Liberation Serif1"/>
    </style:style>
    <style:style style:name="T10" style:family="text">
      <style:text-properties officeooo:rsid="003f8cdf" style:font-name-asian="Liberation Serif1" style:font-name-complex="Liberation Serif1"/>
    </style:style>
    <style:style style:name="T11" style:family="text">
      <style:text-properties officeooo:rsid="004589f7" style:font-name-asian="Liberation Serif1" style:font-name-complex="Liberation Serif1"/>
    </style:style>
    <style:style style:name="T12" style:family="text">
      <style:text-properties officeooo:rsid="0047e0d0" style:font-name-asian="Liberation Serif1" style:font-name-complex="Liberation Serif1"/>
    </style:style>
    <style:style style:name="T13" style:family="text">
      <style:text-properties officeooo:rsid="0055302d" style:font-name-asian="Liberation Serif1" style:font-name-complex="Liberation Serif1"/>
    </style:style>
    <style:style style:name="T14" style:family="text">
      <style:text-properties officeooo:rsid="0052d96e" style:font-name-asian="Liberation Serif1" style:font-name-complex="Liberation Serif1"/>
    </style:style>
    <style:style style:name="T15" style:family="text">
      <style:text-properties officeooo:rsid="0036e24c"/>
    </style:style>
    <style:style style:name="T16" style:family="text">
      <style:text-properties officeooo:rsid="041be12b"/>
    </style:style>
    <style:style style:name="T1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8" style:family="text">
      <style:text-properties officeooo:rsid="00363939"/>
    </style:style>
    <style:style style:name="T19" style:family="text">
      <style:text-properties officeooo:rsid="0362634e"/>
    </style:style>
    <style:style style:name="T20" style:family="text">
      <style:text-properties officeooo:rsid="0036d282"/>
    </style:style>
    <style:style style:name="T21" style:family="text">
      <style:text-properties officeooo:rsid="0036d8b3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3d125bb"/>
    </style:style>
    <style:style style:name="T24" style:family="text">
      <style:text-properties officeooo:rsid="003f8cdf"/>
    </style:style>
    <style:style style:name="T25" style:family="text">
      <style:text-properties officeooo:rsid="0043607b"/>
    </style:style>
    <style:style style:name="T26" style:family="text">
      <style:text-properties style:font-name="Liberation Serif1" style:font-name-asian="Liberation Serif1" style:font-name-complex="Liberation Serif1"/>
    </style:style>
    <style:style style:name="T27" style:family="text">
      <style:text-properties style:font-name="Liberation Serif1" officeooo:rsid="0057d772" style:font-name-asian="Liberation Serif1" style:font-name-complex="Liberation Serif1"/>
    </style:style>
    <style:style style:name="T28" style:family="text">
      <style:text-properties officeooo:rsid="004e5b79"/>
    </style:style>
    <style:style style:name="T29" style:family="text">
      <style:text-properties officeooo:rsid="00503360"/>
    </style:style>
    <style:style style:name="T30" style:family="text">
      <style:text-properties fo:font-size="11pt" fo:font-style="normal" fo:font-weight="normal" style:font-size-asian="11pt" style:font-style-asian="normal" style:font-weight-asian="normal"/>
    </style:style>
    <style:style style:name="T31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32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33" style:family="text">
      <style:text-properties officeooo:rsid="004d5d9c"/>
    </style:style>
    <style:style style:name="T34" style:family="text">
      <style:text-properties officeooo:rsid="0055302d"/>
    </style:style>
    <style:style style:name="T35" style:family="text">
      <style:text-properties style:font-name="Liberation Serif" fo:font-size="11pt" style:font-size-asian="11pt"/>
    </style:style>
    <style:style style:name="T36" style:family="text">
      <style:text-properties style:font-name="Liberation Serif" fo:font-size="11pt" officeooo:rsid="003d5a41" style:font-size-asian="11pt"/>
    </style:style>
    <style:style style:name="T37" style:family="text">
      <style:text-properties style:font-name="Liberation Serif" fo:font-size="11pt" officeooo:rsid="00503360" style:font-size-asian="11pt"/>
    </style:style>
    <style:style style:name="T38" style:family="text">
      <style:text-properties style:font-name="Liberation Serif" fo:font-size="11pt" officeooo:rsid="0055302d" style:font-size-asian="11pt"/>
    </style:style>
    <style:style style:name="T39" style:family="text">
      <style:text-properties officeooo:rsid="00551e89"/>
    </style:style>
    <style:style style:name="T40" style:family="text">
      <style:text-properties officeooo:rsid="0056e3f7"/>
    </style:style>
    <style:style style:name="T41" style:family="text">
      <style:text-properties officeooo:rsid="0057d772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7">abajo</text:span> autó<text:span text:style-name="T7">nomo</text:span> <text:span text:style-name="T6">14</text:span></text:p>
      <text:p text:style-name="P10"><text:span text:style-name="T1">Ejercicio </text:span><text:span text:style-name="T2">1</text:span></text:p>
      <text:p text:style-name="P8">Descripción del circuito:</text:p>
      <text:p text:style-name="P5"><text:span text:style-name="T21">Conexión</text:span> en serie de una resistencia de 40 Ω y un inductor de 79,<text:span text:style-name="T15">6</text:span> mH, con una fuente de alimentación de <text:span text:style-name="T16">10 V a 5</text:span>0 Hz.</text:p>
      <text:p text:style-name="P6"/>
      <text:list xml:id="list4309501046577405812" text:style-name="L9">
        <text:list-item>
          <text:p text:style-name="P47">Completa la tabla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R</text:p>
          </table:table-cell>
          <table:table-cell table:style-name="Table1.A1" office:value-type="string">
            <text:p text:style-name="P15">L</text:p>
          </table:table-cell>
          <table:table-cell table:style-name="Table1.A1" office:value-type="string">
            <text:p text:style-name="P15">Total</text:p>
          </table:table-cell>
          <table:table-cell table:style-name="Table1.E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5">(10 +j0) V</text:p>
            <text:p text:style-name="P28"><text:span text:style-name="T5">10 V </text:span><text:span text:style-name="T17">∠0º</text:span></text:p>
          </table:table-cell>
          <table:table-cell table:style-name="Table1.E2" office:value-type="string">
            <text:p text:style-name="P26">V</text:p>
          </table:table-cell>
        </table:table-row>
        <table:table-row>
          <table:table-cell table:style-name="Table1.A2" office:value-type="string">
            <text:p text:style-name="P15">I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  <text:p text:style-name="P17"/>
          </table:table-cell>
          <table:table-cell table:style-name="Table1.E2" office:value-type="string">
            <text:p text:style-name="P19">A</text:p>
          </table:table-cell>
        </table:table-row>
        <table:table-row>
          <table:table-cell table:style-name="Table1.A2" office:value-type="string">
            <text:p text:style-name="P15">Z</text:p>
          </table:table-cell>
          <table:table-cell table:style-name="Table1.A2" office:value-type="string">
            <text:p text:style-name="P21">(<text:span text:style-name="T18">40</text:span> +j0) Ω</text:p>
            <text:p text:style-name="P21"><text:span text:style-name="T18">40</text:span> Ω<text:span text:style-name="T19"> </text:span><text:span text:style-name="T17">∠0º</text:span>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21">Ω</text:p>
          </table:table-cell>
        </table:table-row>
      </table:table>
      <text:p text:style-name="P11"/>
      <text:p text:style-name="P9"/>
      <text:list xml:id="list185059779671596" text:continue-numbering="true" text:style-name="L9">
        <text:list-item>
          <text:p text:style-name="P47">Dibuja un esquema del circuito.</text:p>
        </text:list-item>
        <text:list-item>
          <text:p text:style-name="P51"><text:span text:style-name="T8">Dibuja el diagrama </text:span><text:span text:style-name="T9">fasorial de corriente y tensiones (escalas: 1 V = 1 cm y 0,05 A = 1 cm)</text:span><text:span text:style-name="T8">.</text:span></text:p>
        </text:list-item>
        <text:list-item>
          <text:p text:style-name="P52"><text:span text:style-name="T8">Dibuja el diagrama</text:span><text:span text:style-name="T9"> de impedancias (escala 10 Ω = 1 cm)</text:span><text:span text:style-name="T8">.</text:span></text:p>
        </text:list-item>
        <text:list-item>
          <text:p text:style-name="P52"><text:span text:style-name="T10">Completa la tabla de potencias</text:span><text:span text:style-name="T8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2">R</text:p>
          </table:table-cell>
          <table:table-cell table:style-name="Table3.A1" office:value-type="string">
            <text:p text:style-name="P32">X<text:span text:style-name="T22">L</text:span></text:p>
          </table:table-cell>
          <table:table-cell table:style-name="Table3.A1" office:value-type="string">
            <text:p text:style-name="P32">X<text:span text:style-name="T23">C</text:span></text:p>
          </table:table-cell>
          <table:table-cell table:style-name="Table3.E1" office:value-type="string">
            <text:p text:style-name="P34">Z</text:p>
          </table:table-cell>
        </table:table-row>
        <table:table-row>
          <table:table-cell table:style-name="Table3.A2" office:value-type="string">
            <text:p text:style-name="P36">P en W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6">Q en VAR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36">S en VA</text:p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E2" office:value-type="string">
            <text:p text:style-name="P38"/>
          </table:table-cell>
        </table:table-row>
      </table:table>
      <text:p text:style-name="P13"/>
      <text:list xml:id="list185059447545013" text:continue-numbering="true" text:style-name="L9">
        <text:list-item>
          <text:p text:style-name="P52"><text:span text:style-name="T10">Dibuja el triángulo de potencias (escala 1 W = 1 VAR = 1 VA = 5 cm)</text:span><text:span text:style-name="T8">.</text:span></text:p>
        </text:list-item>
      </text:list>
      <text:p text:style-name="P12"/>
      <text:p text:style-name="P12"/>
      <text:p text:style-name="P3"/>
      <text:p text:style-name="P4"/>
      <text:p text:style-name="P2"/>
      <text:p text:style-name="P43"><text:span text:style-name="T1">Ejercicio </text:span><text:span text:style-name="T3">2</text:span></text:p>
      <text:p text:style-name="P58"><text:span text:style-name="T21">Conexión</text:span> en serie de una resistencia de <text:span text:style-name="T20">2</text:span>0 Ω y un <text:span text:style-name="T25">condensador</text:span> de <text:span text:style-name="T20">159 μF</text:span>, con una fuente de alimentación de <text:span text:style-name="T20">230 V a 5</text:span>0 Hz.</text:p>
      <text:list xml:id="list8541596735600957187" text:style-name="L10">
        <text:list-item text:start-value="1">
          <text:p text:style-name="P48">Dibuja un esquema del circuito.</text:p>
        </text:list-item>
        <text:list-item>
          <text:p text:style-name="P48">Completa la tabla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B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R</text:p>
          </table:table-cell>
          <table:table-cell table:style-name="Table2.A1" office:value-type="string">
            <text:p text:style-name="P24">L</text:p>
          </table:table-cell>
          <table:table-cell table:style-name="Table2.A1" office:value-type="string">
            <text:p text:style-name="P24">C</text:p>
          </table:table-cell>
          <table:table-cell table:style-name="Table2.A1" office:value-type="string">
            <text:p text:style-name="P16">Total</text:p>
          </table:table-cell>
          <table:table-cell table:style-name="Table2.F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E</text:p>
          </table:table-cell>
          <table:table-cell table:style-name="Table2.A2" office:value-type="string">
            <text:p text:style-name="P31"/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27">V</text:p>
          </table:table-cell>
        </table:table-row>
        <table:table-row>
          <table:table-cell table:style-name="Table2.A2" office:value-type="string">
            <text:p text:style-name="P16">I</text:p>
          </table:table-cell>
          <table:table-cell table:style-name="Table2.A2" office:value-type="string">
            <text:p text:style-name="P24"/>
            <text:p text:style-name="P30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20">A</text:p>
          </table:table-cell>
        </table:table-row>
        <table:table-row>
          <table:table-cell table:style-name="Table2.A2" office:value-type="string">
            <text:p text:style-name="P16">Z</text:p>
          </table:table-cell>
          <table:table-cell table:style-name="Table2.A2" office:value-type="string">
            <text:p text:style-name="P22"/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2">Ω</text:p>
          </table:table-cell>
        </table:table-row>
      </table:table>
      <text:p text:style-name="P14"/>
      <text:p text:style-name="P7"/>
      <text:list xml:id="list185060236057549" text:continue-numbering="true" text:style-name="L10">
        <text:list-item>
          <text:p text:style-name="P53"><text:span text:style-name="T8">Dibuja el diagrama </text:span><text:span text:style-name="T9">fasorial de corriente y tensiones (escalas: 1 V = </text:span><text:span text:style-name="T11">20</text:span><text:span text:style-name="T9"> cm y </text:span><text:span text:style-name="T11">1</text:span><text:span text:style-name="T9"> A = </text:span><text:span text:style-name="T12">2</text:span><text:span text:style-name="T9"> cm)</text:span><text:span text:style-name="T8">.</text:span></text:p>
        </text:list-item>
        <text:list-item>
          <text:p text:style-name="P53"><text:span text:style-name="T8">Dibuja el diagrama</text:span><text:span text:style-name="T9"> de impedancias (escala </text:span><text:span text:style-name="T11">4</text:span><text:span text:style-name="T9"> Ω = 1 cm)</text:span><text:span text:style-name="T8">.</text:span></text:p>
        </text:list-item>
        <text:list-item>
          <text:p text:style-name="P54"><text:span text:style-name="T10">Completa la tabla de potencias</text:span><text:span text:style-name="T8">.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33">R</text:p>
          </table:table-cell>
          <table:table-cell table:style-name="Table4.A1" office:value-type="string">
            <text:p text:style-name="P33">X<text:span text:style-name="T22">L</text:span></text:p>
          </table:table-cell>
          <table:table-cell table:style-name="Table4.A1" office:value-type="string">
            <text:p text:style-name="P33">X<text:span text:style-name="T23">C</text:span></text:p>
          </table:table-cell>
          <table:table-cell table:style-name="Table4.E1" office:value-type="string">
            <text:p text:style-name="P35">Z</text:p>
          </table:table-cell>
        </table:table-row>
        <table:table-row>
          <table:table-cell table:style-name="Table4.A2" office:value-type="string">
            <text:p text:style-name="P37">P en W</text:p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E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37">Q en VAR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41"/>
          </table:table-cell>
          <table:table-cell table:style-name="Table4.E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37">S en VA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  <table:table-cell table:style-name="Table4.E2" office:value-type="string">
            <text:p text:style-name="P41"/>
          </table:table-cell>
        </table:table-row>
      </table:table>
      <text:list xml:id="list185060820139301" text:continue-numbering="true" text:style-name="L10">
        <text:list-header>
          <text:p text:style-name="P60"/>
        </text:list-header>
        <text:list-item>
          <text:p text:style-name="P60"><text:span text:style-name="T24">Dibuja el triángulo de potencias (escala 200 W = 200 VAR = 200 VA = 1 cm)</text:span>.</text:p>
        </text:list-item>
      </text:list>
      <text:p text:style-name="P3"/>
      <text:p text:style-name="P46"><text:span text:style-name="T1">Ejercicio </text:span><text:span text:style-name="T4">3</text:span></text:p>
      <text:p text:style-name="P56"><draw:g text:anchor-type="paragraph" draw:z-index="0" draw:style-name="gr1"><draw:frame draw:style-name="gr2" draw:text-style-name="P84" svg:width="1.304cm" svg:height="1.235cm" svg:x="7.536cm" svg:y="5.244cm"><draw:image xlink:href="Pictures/100000000000002500000023EB4E9695.png" xlink:type="simple" xlink:show="embed" xlink:actuate="onLoad"><text:p/></draw:image></draw:frame><draw:frame draw:style-name="gr3" draw:text-style-name="P86" svg:width="2.804cm" svg:height="0.823cm" svg:x="6.885cm" svg:y="6.558cm"><draw:text-box><text:p text:style-name="P85"><text:span text:style-name="T42">E = 220 V</text:span></text:p></draw:text-box></draw:frame><draw:frame draw:style-name="gr3" draw:text-style-name="P86" svg:width="1.999cm" svg:height="0.823cm" svg:x="6.887cm" svg:y="7.16cm"><draw:text-box><text:p text:style-name="P85"><text:span text:style-name="T42">50 Hz</text:span></text:p></draw:text-box></draw:frame><draw:custom-shape draw:style-name="gr4" draw:text-style-name="P87" svg:width="0.503cm" svg:height="1.505cm" draw:transform="rotate (1.5707963267949) translate (8.80886111111111cm 1.666875cm)"><text:p/><draw:enhanced-geometry svg:viewBox="0 0 21600 21600" draw:type="rectangle" draw:enhanced-path="M 0 0 L 21600 0 21600 21600 0 21600 0 0 Z N"/></draw:custom-shape><draw:line draw:style-name="gr5" draw:text-style-name="P87" svg:x1="5.245cm" svg:y1="1.441cm" svg:x2="6.994cm" svg:y2="1.441cm"><text:p/></draw:line><draw:line draw:style-name="gr5" draw:text-style-name="P87" svg:x1="7.396cm" svg:y1="1.418cm" svg:x2="8.798cm" svg:y2="1.418cm"><text:p/></draw:line><draw:line draw:style-name="gr5" draw:text-style-name="P87" svg:x1="11.224cm" svg:y1="5.821cm" svg:x2="11.224cm" svg:y2="1.441cm"><text:p/></draw:line><draw:frame draw:style-name="gr6" draw:text-style-name="P88" svg:width="3.252cm" svg:height="0.902cm" svg:x="5.343cm" svg:y="0.228cm"><draw:text-box><text:p text:style-name="P85"><text:span text:style-name="T43">L = 95 mH</text:span></text:p></draw:text-box></draw:frame><draw:frame draw:style-name="gr6" draw:text-style-name="P88" svg:width="2.938cm" svg:height="0.902cm" svg:x="8.405cm" svg:y="0.226cm"><draw:text-box><text:p text:style-name="P85"><text:span text:style-name="T43">R = 10 Ω </text:span></text:p></draw:text-box></draw:frame><draw:line draw:style-name="gr5" draw:text-style-name="P87" svg:x1="10.31cm" svg:y1="1.439cm" svg:x2="11.211cm" svg:y2="1.425cm"><text:p/></draw:line><draw:line draw:style-name="gr5" draw:text-style-name="P87" svg:x1="8.846cm" svg:y1="5.858cm" svg:x2="11.213cm" svg:y2="5.826cm"><text:p/></draw:line><draw:line draw:style-name="gr5" draw:text-style-name="P87" svg:x1="5.245cm" svg:y1="5.858cm" svg:x2="7.612cm" svg:y2="5.826cm"><text:p/></draw:line><draw:g draw:style-name="gr7"><draw:g draw:style-name="gr7"><draw:custom-shape draw:style-name="gr8" draw:text-style-name="P87" svg:width="0.385cm" svg:height="0.382cm" svg:x="6.245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87" svg:x1="6.252cm" svg:y1="1.418cm" svg:x2="6.622cm" svg:y2="1.418cm"><text:p/></draw:line></draw:g><draw:g draw:style-name="gr7"><draw:custom-shape draw:style-name="gr8" draw:text-style-name="P87" svg:width="0.385cm" svg:height="0.384cm" svg:x="6.647cm" svg:y="1.224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87" svg:x1="6.655cm" svg:y1="1.418cm" svg:x2="7.025cm" svg:y2="1.418cm"><text:p/></draw:line></draw:g><draw:g draw:style-name="gr7"><draw:custom-shape draw:style-name="gr8" draw:text-style-name="P87" svg:width="0.382cm" svg:height="0.382cm" svg:x="7.045cm" svg:y="1.226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87" svg:x1="7.052cm" svg:y1="1.418cm" svg:x2="7.422cm" svg:y2="1.418cm"><text:p/></draw:line></draw:g><draw:g draw:style-name="gr7"><draw:custom-shape draw:style-name="gr8" draw:text-style-name="P87" svg:width="0.385cm" svg:height="0.382cm" svg:x="7.446cm" svg:y="1.2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87" svg:x1="7.455cm" svg:y1="1.419cm" svg:x2="7.825cm" svg:y2="1.419cm"><text:p/></draw:line></draw:g></draw:g><draw:line draw:style-name="gr5" draw:text-style-name="P87" svg:x1="7.963cm" svg:y1="4.513cm" svg:x2="7.963cm" svg:y2="3.243cm"><text:p/></draw:line><draw:line draw:style-name="gr5" draw:text-style-name="P87" svg:x1="8.362cm" svg:y1="4.513cm" svg:x2="8.362cm" svg:y2="3.243cm"><text:p/></draw:line><draw:frame draw:style-name="gr6" draw:text-style-name="P88" svg:width="3.252cm" svg:height="0.902cm" svg:x="7.044cm" svg:y="2.226cm"><draw:text-box><text:p text:style-name="P85"><text:span text:style-name="T43">C = 50</text:span><text:span text:style-name="T44">μ</text:span><text:span text:style-name="T45">F</text:span></text:p></draw:text-box></draw:frame><draw:line draw:style-name="gr5" draw:text-style-name="P87" svg:x1="8.403cm" svg:y1="3.824cm" svg:x2="11.214cm" svg:y2="3.824cm"><text:p/></draw:line><draw:line draw:style-name="gr5" draw:text-style-name="P87" svg:x1="5.201cm" svg:y1="3.824cm" svg:x2="7.951cm" svg:y2="3.824cm"><text:p/></draw:line><draw:line draw:style-name="gr5" draw:text-style-name="P87" svg:x1="5.225cm" svg:y1="5.821cm" svg:x2="5.225cm" svg:y2="1.441cm"><text:p/></draw:line><draw:frame draw:style-name="gr3" draw:text-style-name="P86" svg:width="0.717cm" svg:height="0.823cm" svg:x="4.585cm" svg:y="4.458cm"><draw:text-box><text:p text:style-name="P85"><text:span text:style-name="T42">I</text:span></text:p></draw:text-box></draw:frame><draw:frame draw:style-name="gr3" draw:text-style-name="P86" svg:width="0.916cm" svg:height="0.983cm" svg:x="5.885cm" svg:y="2.958cm"><draw:text-box><text:p text:style-name="P85"><text:span text:style-name="T42">I</text:span><text:span text:style-name="T46">C</text:span></text:p></draw:text-box></draw:frame><draw:frame draw:style-name="gr3" draw:text-style-name="P86" svg:width="1.2cm" svg:height="0.983cm" svg:x="4.001cm" svg:y="2.258cm"><draw:text-box><text:p text:style-name="P85"><text:span text:style-name="T42">I</text:span><text:span text:style-name="T46">RL</text:span></text:p></draw:text-box></draw:frame></draw:g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657815002723664044" text:style-name="L11">
        <text:list-item>
          <text:p text:style-name="P49">Completa la tabla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68">R</text:p>
          </table:table-cell>
          <table:table-cell table:style-name="Table5.A1" office:value-type="string">
            <text:p text:style-name="P69">L</text:p>
          </table:table-cell>
          <table:table-cell table:style-name="Table5.A1" office:value-type="string">
            <text:p text:style-name="P69">C</text:p>
          </table:table-cell>
          <table:table-cell table:style-name="Table5.A1" office:value-type="string">
            <text:p text:style-name="P68">Total</text:p>
          </table:table-cell>
          <table:table-cell table:style-name="Table5.F1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68">E</text:p>
          </table:table-cell>
          <table:table-cell table:style-name="Table5.A2" office:value-type="string">
            <text:p text:style-name="P44"/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76"/>
          </table:table-cell>
          <table:table-cell table:style-name="Table5.F2" office:value-type="string">
            <text:p text:style-name="P74">V</text:p>
          </table:table-cell>
        </table:table-row>
        <table:table-row>
          <table:table-cell table:style-name="Table5.A2" office:value-type="string">
            <text:p text:style-name="P68">I</text:p>
          </table:table-cell>
          <table:table-cell table:style-name="Table5.A2" office:value-type="string">
            <text:p text:style-name="P44"/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2"/>
          </table:table-cell>
          <table:table-cell table:style-name="Table5.F2" office:value-type="string">
            <text:p text:style-name="P74">A</text:p>
          </table:table-cell>
        </table:table-row>
        <table:table-row>
          <table:table-cell table:style-name="Table5.A2" office:value-type="string">
            <text:p text:style-name="P68">Z</text:p>
          </table:table-cell>
          <table:table-cell table:style-name="Table5.A2" office:value-type="string">
            <text:p text:style-name="P75"/>
            <text:p text:style-name="P75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71"><text:span text:style-name="T32"/></text:p>
          </table:table-cell>
          <table:table-cell table:style-name="Table5.F2" office:value-type="string">
            <text:p text:style-name="P75">Ω</text:p>
          </table:table-cell>
        </table:table-row>
      </table:table>
      <text:p text:style-name="P45"/>
      <text:list xml:id="list185059408590206" text:continue-numbering="true" text:style-name="L11">
        <text:list-item>
          <text:p text:style-name="P57"><text:span text:style-name="T8">Dibuja el diagrama </text:span><text:span text:style-name="T9">fasorial de corriente</text:span><text:span text:style-name="T13">s</text:span><text:span text:style-name="T9"> y tensiones (escalas: 1 V = </text:span><text:span text:style-name="T11">20</text:span><text:span text:style-name="T9"> cm y </text:span><text:span text:style-name="T11">1</text:span><text:span text:style-name="T9"> A = </text:span><text:span text:style-name="T14">1</text:span><text:span text:style-name="T9"> cm)</text:span><text:span text:style-name="T8">.</text:span></text:p>
        </text:list-item>
        <text:list-item>
          <text:p text:style-name="P57"><text:span text:style-name="T8">Dibuja el diagrama</text:span><text:span text:style-name="T9"> de impedancias (escala </text:span><text:span text:style-name="T14">6</text:span><text:span text:style-name="T9"> Ω = 1 cm)</text:span><text:span text:style-name="T8">.</text:span></text:p>
        </text:list-item>
        <text:list-item>
          <text:p text:style-name="P55"><text:span text:style-name="T10">Completa la tabla de potencias</text:span><text:span text:style-name="T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77">R</text:p>
          </table:table-cell>
          <table:table-cell table:style-name="Table6.A1" office:value-type="string">
            <text:p text:style-name="P77">X<text:span text:style-name="T22">L</text:span></text:p>
          </table:table-cell>
          <table:table-cell table:style-name="Table6.A1" office:value-type="string">
            <text:p text:style-name="P77">X<text:span text:style-name="T23">C</text:span></text:p>
          </table:table-cell>
          <table:table-cell table:style-name="Table6.E1" office:value-type="string">
            <text:p text:style-name="P78">Z</text:p>
          </table:table-cell>
        </table:table-row>
        <table:table-row>
          <table:table-cell table:style-name="Table6.A2" office:value-type="string">
            <text:p text:style-name="P79">P en W</text:p>
          </table:table-cell>
          <table:table-cell table:style-name="Table6.A2" office:value-type="string">
            <text:p text:style-name="P80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E2" office:value-type="string">
            <text:p text:style-name="P83"/>
          </table:table-cell>
        </table:table-row>
        <table:table-row>
          <table:table-cell table:style-name="Table6.A2" office:value-type="string">
            <text:p text:style-name="P79">Q en VAR</text:p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1"/>
          </table:table-cell>
          <table:table-cell table:style-name="Table6.A2" office:value-type="string">
            <text:p text:style-name="P82"/>
          </table:table-cell>
          <table:table-cell table:style-name="Table6.E2" office:value-type="string">
            <text:p text:style-name="P83"/>
          </table:table-cell>
        </table:table-row>
        <table:table-row>
          <table:table-cell table:style-name="Table6.A2" office:value-type="string">
            <text:p text:style-name="P79">S en VA</text:p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A2" office:value-type="string">
            <text:p text:style-name="P83"/>
          </table:table-cell>
          <table:table-cell table:style-name="Table6.E2" office:value-type="string">
            <text:p text:style-name="P81"/>
          </table:table-cell>
        </table:table-row>
      </table:table>
      <text:p text:style-name="P65"/>
      <text:list xml:id="list185060767463063" text:continue-numbering="true" text:style-name="L11">
        <text:list-item>
          <text:p text:style-name="P62"><text:span text:style-name="T24">Dibuja el triángulo de potencias (escala 200 W = 200 VAR = 200 VA = 1 cm).</text:span></text:p>
        </text:list-item>
        <text:list-item>
          <text:p text:style-name="P62"><text:span text:style-name="T40">¿Cuál sería la capacidad del condensador en paralelo, si se quiere eliminar el desfase entre tensión de alimentación y corriente I?</text:span></text:p>
          <text:p text:style-name="P6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5T18:50:58.926400658</dc:date>
    <meta:editing-duration>PT2H43M23S</meta:editing-duration>
    <meta:editing-cycles>37</meta:editing-cycles>
    <meta:generator>LibreOffice/4.2.8.2$Linux_x86 LibreOffice_project/420m0$Build-2</meta:generator>
    <meta:document-statistic meta:table-count="6" meta:image-count="0" meta:object-count="0" meta:page-count="3" meta:paragraph-count="79" meta:word-count="361" meta:character-count="1498" meta:non-whitespace-character-count="1234"/>
  </office:meta>
</office:document-meta>
</file>